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992cm" style:rel-column-width="2265*"/>
    </style:style>
    <style:style style:name="Table1.B" style:family="table-column">
      <style:table-column-properties style:column-width="13.009cm" style:rel-column-width="738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697cm" style:rel-column-width="1530*"/>
    </style:style>
    <style:style style:name="Table2.B" style:family="table-column">
      <style:table-column-properties style:column-width="14.303cm" style:rel-column-width="811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paragraph-rsid="00005711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005711"/>
    </style:style>
    <style:style style:name="P3" style:family="paragraph" style:parent-style-name="Standard">
      <style:paragraph-properties fo:text-align="start" style:justify-single-word="false"/>
      <style:text-properties officeooo:paragraph-rsid="00005711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05711" officeooo:paragraph-rsid="0000571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05711" officeooo:paragraph-rsid="00005711" style:font-size-asian="10.5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rsid="00005711" officeooo:paragraph-rsid="00005711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005711" officeooo:paragraph-rsid="00005711" style:font-size-asian="10.5pt" style:font-size-complex="12pt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12pt" officeooo:rsid="00005711" officeooo:paragraph-rsid="00005711" style:font-size-asian="10.5pt" style:font-size-complex="12pt"/>
    </style:style>
    <style:style style:name="P10" style:family="paragraph" style:parent-style-name="Table_20_Contents" style:list-style-name="L2">
      <style:paragraph-properties fo:text-align="start" style:justify-single-word="false"/>
      <style:text-properties fo:font-size="12pt" officeooo:rsid="00005711" officeooo:paragraph-rsid="00005711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4pt" fo:font-weight="bold" officeooo:rsid="00005711" officeooo:paragraph-rsid="00005711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gebnisprotokoll </text:p>
      <text:p text:style-name="P2">Gruppe LMS_EG_016 </text:p>
      <text:p text:style-name="P2">Experteninterview 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hema der Besprechung:</text:p>
          </table:table-cell>
          <table:table-cell table:style-name="Table1.B1" office:value-type="string">
            <text:p text:style-name="P7">Weiterführende Fragen abklären</text:p>
          </table:table-cell>
        </table:table-row>
        <table:table-row>
          <table:table-cell table:style-name="Table1.A2" office:value-type="string">
            <text:p text:style-name="P6">Datum &amp; Uhrzeit: </text:p>
          </table:table-cell>
          <table:table-cell table:style-name="Table1.B2" office:value-type="string">
            <text:p text:style-name="P7">31.08.2022 um 15:00 Uhr</text:p>
          </table:table-cell>
        </table:table-row>
        <table:table-row>
          <table:table-cell table:style-name="Table1.A2" office:value-type="string">
            <text:p text:style-name="P6">Ort: </text:p>
          </table:table-cell>
          <table:table-cell table:style-name="Table1.B2" office:value-type="string">
            <text:p text:style-name="P7">Online Microsoft Teammeeting</text:p>
          </table:table-cell>
        </table:table-row>
        <table:table-row>
          <table:table-cell table:style-name="Table1.A2" office:value-type="string">
            <text:p text:style-name="P7">Sitzungsleitung:</text:p>
          </table:table-cell>
          <table:table-cell table:style-name="Table1.B2" office:value-type="string">
            <text:p text:style-name="P6">Markus Glaubitz und Heiko Bielfeldt </text:p>
          </table:table-cell>
        </table:table-row>
        <table:table-row>
          <table:table-cell table:style-name="Table1.A2" office:value-type="string">
            <text:p text:style-name="P7">ProtokollschreiberIn:</text:p>
          </table:table-cell>
          <table:table-cell table:style-name="Table1.B2" office:value-type="string">
            <text:p text:style-name="P6">Arne Wiese, Niclas Nebelung und Arne Seufert </text:p>
          </table:table-cell>
        </table:table-row>
        <table:table-row>
          <table:table-cell table:style-name="Table1.A2" office:value-type="string">
            <text:p text:style-name="P7">Anwesende:</text:p>
          </table:table-cell>
          <table:table-cell table:style-name="Table1.B2" office:value-type="string">
            <text:p text:style-name="P6">Swantje Schmidt, Michael Bartoli, Arne Wiese, Markus Glaubitz, Heiko Bielfeldt, Niclas Nebelung, Sören Petersen, Jonas Struve, Jon Stürwoldt und Arne Seufert </text:p>
          </table:table-cell>
        </table:table-row>
      </table:table>
      <text:p text:style-name="P3"/>
      <text:p text:style-name="P3"/>
      <text:p text:style-name="P4">Tagesordnung:</text:p>
      <text:p text:style-name="P4"/>
      <text:p text:style-name="P5">1. Fragen zur Datenbank und den Systemkomponenten</text:p>
      <text:p text:style-name="P5">2. Besprechung Pflichtenheft</text:p>
      <text:p text:style-name="P5"/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Nr.</text:p>
          </table:table-cell>
          <table:table-cell table:style-name="Table2.B1" office:value-type="string">
            <text:p text:style-name="P11">Beschluss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B2" office:value-type="string">
            <text:list xml:id="list1277726076" text:style-name="L1">
              <text:list-item>
                <text:p text:style-name="P9">Datenbank soll um eigene Daten ergänzt werden, da sie nur unvollständige Demodaten enthält</text:p>
              </text:list-item>
              <text:list-item>
                <text:p text:style-name="P9">Datenbankstruktur soll nicht verändert werden</text:p>
              </text:list-item>
              <text:list-item>
                <text:p text:style-name="P9">Verteilungsdiagramm wird für die aktuelle Infrastruktur erstellt</text:p>
              </text:list-item>
            </text:list>
          </table:table-cell>
        </table:table-row>
        <table:table-row>
          <table:table-cell table:style-name="Table2.A2" office:value-type="string">
            <text:p text:style-name="P8">2</text:p>
          </table:table-cell>
          <table:table-cell table:style-name="Table2.B2" office:value-type="string">
            <text:list text:style-name="L2">
              <text:list-item>
                <text:p text:style-name="P10">Alle Inhalte des Pflichtenhefts wurden bestätigt </text:p>
              </text:list-item>
            </text:list>
          </table:table-cell>
        </table:table-row>
      </table:table>
      <text:p text:style-name="P5"/>
      <text:p text:style-name="P5"/>
      <text:p text:style-name="P5"/>
      <text:p text:style-name="P5"/>
      <text:p text:style-name="P5">_________<text:tab/><text:tab/><text:tab/>_________________<text:tab/><text:tab/><text:tab/> ____________</text:p>
      <text:p text:style-name="P5">Datum,Ort<text:tab/><text:tab/><text:tab/>Protokollschreiber/in<text:tab/><text:tab/><text:tab/> Sitzungsleitun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8-31T22:20:41.910000000</dc:date>
    <meta:editing-duration>PT34M47S</meta:editing-duration>
    <meta:editing-cycles>1</meta:editing-cycles>
    <meta:generator>LibreOffice/7.4.0.3$Windows_X86_64 LibreOffice_project/f85e47c08ddd19c015c0114a68350214f7066f5a</meta:generator>
    <meta:document-statistic meta:table-count="2" meta:image-count="0" meta:object-count="0" meta:page-count="1" meta:paragraph-count="28" meta:word-count="113" meta:character-count="918" meta:non-whitespace-character-count="818"/>
  </office:meta>
</office:document-meta>
</file>